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35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3016in" fo:break-before="auto" style:use-optimal-row-height="false"/>
    </style:style>
    <style:style style:name="ro3" style:family="table-row">
      <style:table-row-properties style:row-height="1.416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1701in" fo:break-before="auto" style:use-optimal-row-height="false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32" style:family="table-cell" style:parent-style-name="Default">
      <style:text-properties fo:font-style="normal" style:font-style-asian="normal" style:font-style-complex="normal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42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4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number-columns-repeated="1016" table:default-cell-style-name="Default"/>
        <table:table-row table:style-name="ro1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39" office:value-type="string">
            <text:p>Draconis Combine</text:p>
          </table:table-cell>
          <table:table-cell table:style-name="ce42" office:value-type="string">
            <text:p>Lyran Alliance</text:p>
          </table:table-cell>
          <table:table-cell table:style-name="ce44" office:value-type="string">
            <text:p>Free Worlds League</text:p>
          </table:table-cell>
          <table:table-cell table:style-name="ce46" office:value-type="string">
            <text:p>Capellan Confederation</text:p>
          </table:table-cell>
          <table:table-cell table:style-name="ce1"/>
          <table:table-cell table:style-name="ce51" table:number-columns-repeated="1008"/>
          <table:table-cell table:number-columns-repeated="8"/>
        </table:table-row>
        <table:table-row table:style-name="ro2">
          <table:covered-table-cell table:number-columns-repeated="2" table:style-name="ce2"/>
          <table:table-cell table:style-name="ce23" office:value-type="string">
            <text:p>House Davion</text:p>
          </table:table-cell>
          <table:table-cell table:style-name="ce40" office:value-type="string">
            <text:p>House Kurita</text:p>
          </table:table-cell>
          <table:table-cell table:style-name="ce43" office:value-type="string">
            <text:p>House Steiner</text:p>
          </table:table-cell>
          <table:table-cell table:style-name="ce45" office:value-type="string">
            <text:p>House Marik</text:p>
          </table:table-cell>
          <table:table-cell table:style-name="ce47" office:value-type="string">
            <text:p>House Liao</text:p>
          </table:table-cell>
          <table:table-cell table:style-name="ce2"/>
          <table:table-cell table:style-name="ce52" table:number-columns-repeated="1008"/>
          <table:table-cell table:number-columns-repeated="8"/>
        </table:table-row>
        <table:table-row table:style-name="ro3">
          <table:covered-table-cell table:number-columns-repeated="2" table:style-name="ce3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Fireball</text:p>
          </table:table-cell>
          <table:table-cell table:style-name="ce13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Kabuto</text:p>
          </table:table-cell>
          <table:table-cell table:style-name="ce13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ossack</text:p>
          </table:table-cell>
          <table:table-cell table:style-name="ce13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13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13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13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Duan Gung</text:p>
          </table:table-cell>
          <table:table-cell table:style-name="ce13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13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pider</text:p>
          </table:table-cell>
          <table:table-cell table:style-name="ce13" office:value-type="float" office:value="30">
            <text:p>30</text:p>
          </table:table-cell>
          <table:table-cell table:style-name="ce26"/>
          <table:table-cell table:style-name="ce26" office:value-type="string">
            <text:p>SDR-7K (2xMPL,JJ)</text:p>
          </table:table-cell>
          <table:table-cell table:style-name="ce26" table:number-columns-repeated="3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Jackal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6" office:value-type="string">
            <text:p>Battle Hawk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7" office:value-type="string">
            <text:p>Hitman</text:p>
          </table:table-cell>
          <table:table-cell table:style-name="ce15" office:value-type="float" office:value="30">
            <text:p>30</text:p>
          </table:table-cell>
          <table:table-cell table:style-name="ce28"/>
          <table:table-cell table:style-name="ce30" office:value-type="string">
            <text:p>HM-1 (3xMBL+LRM5+TAG+ECM+BAP+MASC)</text:p>
          </table:table-cell>
          <table:table-cell table:style-name="ce30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Hammer</text:p>
          </table:table-cell>
          <table:table-cell table:style-name="ce13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OSR-4D (5x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Valkyrie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VLK-QD (LRM10+MPL+JJ+Art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13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Urbanmech</text:p>
          </table:table-cell>
          <table:table-cell table:style-name="ce13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irestarter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wens</text:p>
          </table:table-cell>
          <table:table-cell table:style-name="ce13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Wolfhound</text:p>
          </table:table-cell>
          <table:table-cell table:style-name="ce13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Raven</text:p>
          </table:table-cell>
          <table:table-cell table:style-name="ce13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13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13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13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icada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entinel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Daimyo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Strider</text:p>
          </table:table-cell>
          <table:table-cell table:style-name="ce13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ha Yu</text:p>
          </table:table-cell>
          <table:table-cell table:style-name="ce13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Chimera</text:p>
          </table:table-cell>
          <table:table-cell table:style-name="ce13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Komodo</text:p>
          </table:table-cell>
          <table:table-cell table:style-name="ce13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Hollander II</text:p>
          </table:table-cell>
          <table:table-cell table:style-name="ce13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13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Hellspawn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13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Trebuchet</text:p>
          </table:table-cell>
          <table:table-cell table:style-name="ce13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7" office:value-type="string">
            <text:p>Legionnaire</text:p>
          </table:table-cell>
          <table:table-cell table:style-name="ce15" office:value-type="float" office:value="50">
            <text:p>50</text:p>
          </table:table-cell>
          <table:table-cell table:style-name="ce30" office:value-type="string">
            <text:p>LGN-2D (RAC5)</text:p>
          </table:table-cell>
          <table:table-cell table:style-name="ce30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9"/>
          <table:table-cell table:style-name="ce16"/>
          <table:table-cell table:style-name="ce3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10" office:value-type="string">
            <text:p>Starslayer</text:p>
          </table:table-cell>
          <table:table-cell table:style-name="ce17" office:value-type="float" office:value="50">
            <text:p>50</text:p>
          </table:table-cell>
          <table:table-cell table:style-name="ce32" office:value-type="string">
            <text:p>STY-3D (ERPPC+LBL+3xMBL)</text:p>
          </table:table-cell>
          <table:table-cell table:style-name="ce32"/>
          <table:table-cell table:style-name="ce32" office:value-type="string">
            <text:p>STY-3C (2xLBL+2xMBL+SRM4+SBL)</text:p>
          </table:table-cell>
          <table:table-cell table:style-name="ce32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Uziel</text:p>
          </table:table-cell>
          <table:table-cell table:style-name="ce13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style-name="ce13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Enfield</text:p>
          </table:table-cell>
          <table:table-cell table:style-name="ce13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Enforcer</text:p>
          </table:table-cell>
          <table:table-cell table:style-name="ce13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13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13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Kintaro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Men Shen</text:p>
          </table:table-cell>
          <table:table-cell table:style-name="ce13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13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ervish</text:p>
          </table:table-cell>
          <table:table-cell table:style-name="ce13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Bushwacker</text:p>
          </table:table-cell>
          <table:table-cell table:style-name="ce13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8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Quickdraw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Yeoman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rgus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nvil</text:p>
          </table:table-cell>
          <table:table-cell table:style-name="ce13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Dragon</text:p>
          </table:table-cell>
          <table:table-cell table:style-name="ce13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Dragon</text:p>
          </table:table-cell>
          <table:table-cell table:style-name="ce13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Rifleman</text:p>
          </table:table-cell>
          <table:table-cell table:style-name="ce13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empes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Thunderbolt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Jinggau</text:p>
          </table:table-cell>
          <table:table-cell table:style-name="ce13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Catapult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11" office:value-type="string">
            <text:p>Patriot</text:p>
          </table:table-cell>
          <table:table-cell table:style-name="ce15" office:value-type="float" office:value="65">
            <text:p>65</text:p>
          </table:table-cell>
          <table:table-cell table:style-name="ce28" table:number-columns-repeated="3"/>
          <table:table-cell table:style-name="ce28" office:value-type="string">
            <text:p>PKM-2C (ArrowIV+HeavyPPC+ECM)</text:p>
          </table:table-cell>
          <table:table-cell table:style-name="ce28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Jagermech</text:p>
          </table:table-cell>
          <table:table-cell table:style-name="ce13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Hercules</text:p>
          </table:table-cell>
          <table:table-cell table:style-name="ce13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Archer</text:p>
          </table:table-cell>
          <table:table-cell table:style-name="ce13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Caesar</text:p>
          </table:table-cell>
          <table:table-cell table:style-name="ce13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Cataphract</text:p>
          </table:table-cell>
          <table:table-cell table:style-name="ce13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Warhammer</text:p>
          </table:table-cell>
          <table:table-cell table:style-name="ce18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13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Avatar</text:p>
          </table:table-cell>
          <table:table-cell table:style-name="ce13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Falcon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Dragon Fire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Orio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Flashman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Lao Hu</text:p>
          </table:table-cell>
          <table:table-cell table:style-name="ce13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table:style-name="ce6" office:value-type="string">
            <text:p>Shugenja</text:p>
          </table:table-cell>
          <table:table-cell table:style-name="ce13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Hammerhands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office:value-type="string">
            <text:p>Penetrator</text:p>
          </table:table-cell>
          <table:table-cell table:style-name="ce13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Thanatos</text:p>
          </table:table-cell>
          <table:table-cell table:style-name="ce13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 office:value-type="string">
            <text:p>Marauder</text:p>
          </table:table-cell>
          <table:table-cell table:style-name="ce13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8"/>
          <table:table-cell table:style-name="ce19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Victor</text:p>
          </table:table-cell>
          <table:table-cell table:style-name="ce13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Hatamoto-Chi</text:p>
          </table:table-cell>
          <table:table-cell table:style-name="ce13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O-Bakemono</text:p>
          </table:table-cell>
          <table:table-cell table:style-name="ce13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13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13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13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5">
          <table:table-cell table:style-name="ce6" office:value-type="string">
            <text:p>Battlemaster</text:p>
          </table:table-cell>
          <table:table-cell table:style-name="ce13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 table:style-name="ce13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Yu Huang</text:p>
          </table:table-cell>
          <table:table-cell table:style-name="ce13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Stalker</text:p>
          </table:table-cell>
          <table:table-cell table:style-name="ce13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office:value-type="string">
            <text:p>Akuma</text:p>
          </table:table-cell>
          <table:table-cell table:style-name="ce13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13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13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Highlander</text:p>
          </table:table-cell>
          <table:table-cell table:style-name="ce13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Albatross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6" office:value-type="string">
            <text:p>Banshee</text:p>
          </table:table-cell>
          <table:table-cell table:style-name="ce13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Sagittaire</text:p>
          </table:table-cell>
          <table:table-cell table:style-name="ce13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style-name="ce13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 office:value-type="string">
            <text:p>Naginata</text:p>
          </table:table-cell>
          <table:table-cell table:style-name="ce13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7">
          <table:table-cell office:value-type="string">
            <text:p>Fafnir</text:p>
          </table:table-cell>
          <table:table-cell table:style-name="ce13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office:value-type="string">
            <text:p>Atlas</text:p>
          </table:table-cell>
          <table:table-cell table:style-name="ce13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13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33" table:number-columns-repeated="3"/>
          <table:table-cell table:style-name="ce33" office:value-type="string">
            <text:p>T-IT-N10M (2xLPL+LRM15+2xSRM6+2xMPL+AMS)</text:p>
          </table:table-cell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/>
          <table:table-cell/>
          <table:table-cell table:style-name="ce34" table:number-columns-repeated="4"/>
          <table:table-cell table:style-name="ce48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3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6"/>
          <table:table-cell/>
          <table:table-cell table:style-name="ce33" table:number-columns-repeated="4"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35" table:number-columns-spanned="5" table:number-rows-spanned="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style-name="ce35"/>
          <table:covered-table-cell table:style-name="ce41"/>
          <table:covered-table-cell table:number-columns-repeated="2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12"/>
          <table:covered-table-cell/>
          <table:covered-table-cell table:number-columns-repeated="4" table:style-name="ce35"/>
          <table:covered-table-cell table:style-name="ce49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LIGH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Minion (2xMPL)</text:p>
          </table:table-cell>
          <table:table-cell table:style-name="ce3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25" office:value-type="string">
            <text:p>Scorpion (AC5+MG)</text:p>
          </table:table-cell>
          <table:table-cell table:style-name="ce36" office:value-type="string">
            <text:p>Scimitar (AC5+SRM4)</text:p>
          </table:table-cell>
          <table:table-cell table:style-name="ce37" office:value-type="string">
            <text:p>Plainsman (2xSRM6+SRM2)</text:p>
          </table:table-cell>
          <table:table-cell table:style-name="ce37" office:value-type="string">
            <text:p>Harasser (2xSRM6)</text:p>
          </table:table-cell>
          <table:table-cell table:style-name="ce3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3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/>
          <table:table-cell office:value-type="string">
            <text:p>Saladin (AC20)</text:p>
          </table:table-cell>
          <table:table-cell/>
          <table:table-cell table:style-name="ce3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MEDIUM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Goblin IFV (LPL+SRM6+2xMG+AMS)</text:p>
          </table:table-cell>
          <table:table-cell table:style-name="ce36" office:value-type="string">
            <text:p>Sabaku Kaze (4xMBL+2xSRM4+2xSBL)</text:p>
          </table:table-cell>
          <table:table-cell table:style-name="ce37" office:value-type="string">
            <text:p>Vedette (UAC5+2xMBL+MG)</text:p>
          </table:table-cell>
          <table:table-cell table:style-name="ce37" office:value-type="string">
            <text:p>Goblin IFV (LPL+SRM6+2xMG+AMS)</text:p>
          </table:table-cell>
          <table:table-cell table:style-name="ce3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Vedette (UAC5+2xMBL+MG)</text:p>
          </table:table-cell>
          <table:table-cell table:style-name="ce36" office:value-type="string">
            <text:p>Bulldog (LBL+2xSRM4+MG)</text:p>
          </table:table-cell>
          <table:table-cell table:style-name="ce3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3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Musketeer (RAC5+2xSSRM2)</text:p>
          </table:table-cell>
          <table:table-cell/>
          <table:table-cell table:style-name="ce36" office:value-type="string">
            <text:p>Glaive (ERLBL+LRM15+2xMG)</text:p>
          </table:table-cell>
          <table:table-cell table:style-name="ce37" office:value-type="string">
            <text:p>Vedette M (Lgauss)</text:p>
          </table:table-cell>
          <table:table-cell table:style-name="ce3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/>
          <table:table-cell/>
          <table:table-cell table:style-name="ce3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 table:number-columns-repeated="3"/>
          <table:table-cell table:style-name="ce36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36" table:number-columns-repeated="2"/>
          <table:table-cell/>
          <table:table-cell table:style-name="ce3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HEAVY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Morningstar (AC10+3xMG)</text:p>
          </table:table-cell>
          <table:table-cell table:style-name="ce36" office:value-type="string">
            <text:p>Tokugawa (LBX10+SSRM6+2xMPL)</text:p>
          </table:table-cell>
          <table:table-cell table:style-name="ce3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3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3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3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36" office:value-type="string">
            <text:p>SRM Carrier (10xSRM6)</text:p>
          </table:table-cell>
          <table:table-cell table:style-name="ce3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7" office:value-type="string">
            <text:p>Manteuffel (RAC5+3xERMBL+ECM)</text:p>
          </table:table-cell>
          <table:table-cell table:style-name="ce36"/>
          <table:table-cell table:style-name="ce37" office:value-type="string">
            <text:p>Manteuffel S (HGauss+MBL+ERSBL)</text:p>
          </table:table-cell>
          <table:table-cell table:style-name="ce3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/>
          <table:table-cell table:style-name="ce3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3"/>
          <table:table-cell table:style-name="ce3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 table:number-columns-repeated="2"/>
          <table:table-cell table:style-name="ce26"/>
          <table:table-cell table:style-name="ce3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5" office:value-type="string">
            <text:p>ASSAULT</text:p>
          </table:table-cell>
          <table:table-cell table:style-name="ce20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5" office:value-type="string">
            <text:p>Demolisher (2xAC20)</text:p>
          </table:table-cell>
          <table:table-cell table:style-name="ce36" office:value-type="string">
            <text:p>Narukami (Gauss+2xPPC+2xAMS)</text:p>
          </table:table-cell>
          <table:table-cell table:style-name="ce36" office:value-type="string">
            <text:p>Gurteltier (Gauss+ERPPC+LRM10+3xMG)</text:p>
          </table:table-cell>
          <table:table-cell table:style-name="ce36" office:value-type="string">
            <text:p>Ontos Mk II (4xMBL+3xMPL+LRM15+SRM6+SRM4)</text:p>
          </table:table-cell>
          <table:table-cell table:style-name="ce3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36" office:value-type="string">
            <text:p>Glory (RAC5+2xLRM15+2xERMBL)</text:p>
          </table:table-cell>
          <table:table-cell table:style-name="ce36" office:value-type="string">
            <text:p>Schrek C3 (2xPPC+1xLPPC+ECM+AMS)</text:p>
          </table:table-cell>
          <table:table-cell table:style-name="ce36" office:value-type="string">
            <text:p>Fortune (2xLBX20)</text:p>
          </table:table-cell>
          <table:table-cell table:style-name="ce36" office:value-type="string">
            <text:p>Ontos Mk IILG (3xLGauss+2xERMBL)</text:p>
          </table:table-cell>
          <table:table-cell table:style-name="ce3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office:value-type="string">
            <text:p>Challenger (Gauss+LBX10+LRM10+2xMPL+2xSSRM2+SPL+AMS)</text:p>
          </table:table-cell>
          <table:table-cell table:style-name="ce36"/>
          <table:table-cell table:style-name="ce26" office:value-type="string">
            <text:p>DI Morgan (3xERPPC+2xMG)</text:p>
          </table:table-cell>
          <table:table-cell table:style-name="ce26"/>
          <table:table-cell table:style-name="ce3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5">
          <table:table-cell table:style-name="ce6"/>
          <table:table-cell/>
          <table:table-cell table:style-name="ce26" office:value-type="string">
            <text:p>Alacorn (3xGauss)</text:p>
          </table:table-cell>
          <table:table-cell table:style-name="ce36"/>
          <table:table-cell table:style-name="ce26" office:value-type="string">
            <text:p>Alacorn VII (2xHGauss)</text:p>
          </table:table-cell>
          <table:table-cell table:style-name="ce3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5">
          <table:table-cell table:style-name="ce6" office:value-type="string">
            <text:p>APC</text:p>
          </table:table-cell>
          <table:table-cell/>
          <table:table-cell table:style-name="ce37" office:value-type="string">
            <text:p>Badger (3xERMBL+SSRM2)</text:p>
          </table:table-cell>
          <table:table-cell table:style-name="ce36" office:value-type="string">
            <text:p>Mamono (SnubPPC+MRM40+MG+AMS)</text:p>
          </table:table-cell>
          <table:table-cell table:style-name="ce3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3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6"/>
          <table:table-cell/>
          <table:table-cell table:style-name="ce3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6"/>
          <table:table-cell/>
          <table:table-cell table:style-name="ce3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RM Support</text:p>
          </table:table-cell>
          <table:table-cell/>
          <table:table-cell table:style-name="ce37" office:value-type="string">
            <text:p>Striker (LRM15+2xSSRM2)</text:p>
          </table:table-cell>
          <table:table-cell table:style-name="ce3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36" office:value-type="string">
            <text:p>Stygian (LRM15+2xERMBL)</text:p>
          </table:table-cell>
          <table:table-cell table:number-columns-repeated="1018"/>
        </table:table-row>
        <table:table-row table:style-name="ro5">
          <table:table-cell table:style-name="ce6"/>
          <table:table-cell/>
          <table:table-cell table:style-name="ce36" office:value-type="string">
            <text:p>Pilum (2xLRM15+2xMPL+2xSSRM2)</text:p>
          </table:table-cell>
          <table:table-cell/>
          <table:table-cell table:style-name="ce36" office:value-type="string">
            <text:p>SturmFeur (2xLRM20+2xMG)</text:p>
          </table:table-cell>
          <table:table-cell table:style-name="ce3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6"/>
          <table:table-cell table:number-columns-repeated="1023"/>
        </table:table-row>
        <table:table-row table:style-name="ro5">
          <table:table-cell table:style-name="ce6" office:value-type="string">
            <text:p>Artillery</text:p>
          </table:table-cell>
          <table:table-cell/>
          <table:table-cell table:style-name="ce3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37" office:value-type="string">
            <text:p>Marksman (Sniper+2xERSBL)</text:p>
          </table:table-cell>
          <table:table-cell table:style-name="ce3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5">
          <table:table-cell table:style-name="ce6"/>
          <table:table-cell/>
          <table:table-cell office:value-type="string">
            <text:p>Pilum Arrow (1xArrow+2xMPL+2xSSRM2)</text:p>
          </table:table-cell>
          <table:table-cell table:style-name="ce36" office:value-type="string">
            <text:p>Schiltron (2xArrow+2xMBL+4xSBL)</text:p>
          </table:table-cell>
          <table:table-cell table:style-name="ce36" office:value-type="string">
            <text:p>Chaparral (1xArrow+2xMBL+SRM6)</text:p>
          </table:table-cell>
          <table:table-cell table:style-name="ce36"/>
          <table:table-cell table:style-name="ce3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6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5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21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21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21"/>
          <table:table-cell table:number-columns-repeated="1022"/>
        </table:table-row>
        <table:table-row table:style-name="ro5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5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5" table:number-rows-repeated="6">
          <table:table-cell table:number-columns-repeated="1024"/>
        </table:table-row>
        <table:table-row table:style-name="ro5" table:number-rows-repeated="14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/>
          <table:table-cell table:style-name="ce36"/>
          <table:table-cell table:style-name="ce38" table:number-columns-repeated="3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5" table:number-rows-repeated="2">
          <table:table-cell table:style-name="ce6"/>
          <table:table-cell/>
          <table:table-cell table:style-name="ce38" table:number-columns-repeated="5"/>
          <table:table-cell table:number-columns-repeated="1017"/>
        </table:table-row>
        <table:table-row table:style-name="ro5" table:number-rows-repeated="3">
          <table:table-cell table:style-name="ce6"/>
          <table:table-cell/>
          <table:table-cell table:style-name="ce36" table:number-columns-repeated="5"/>
          <table:table-cell table:number-columns-repeated="1017"/>
        </table:table-row>
        <table:table-row table:style-name="ro5" table:number-rows-repeated="4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>
          <table:table-cell table:style-name="ce6"/>
          <table:table-cell/>
          <table:table-cell table:style-name="ce38" table:number-columns-repeated="2"/>
          <table:table-cell table:style-name="ce26"/>
          <table:table-cell table:style-name="ce38"/>
          <table:table-cell table:style-name="ce26"/>
          <table:table-cell table:number-columns-repeated="1017"/>
        </table:table-row>
        <table:table-row table:style-name="ro5" table:number-rows-repeated="9">
          <table:table-cell table:style-name="ce6"/>
          <table:table-cell/>
          <table:table-cell table:style-name="ce26" table:number-columns-repeated="5"/>
          <table:table-cell table:number-columns-repeated="1017"/>
        </table:table-row>
        <table:table-row table:style-name="ro5" table:number-rows-repeated="20">
          <table:table-cell table:number-columns-repeated="1024"/>
        </table:table-row>
        <table:table-row table:style-name="ro5">
          <table:table-cell table:number-columns-repeated="2"/>
          <table:table-cell table:style-name="ce36"/>
          <table:table-cell table:style-name="ce38"/>
          <table:table-cell table:style-name="ce36" table:number-columns-repeated="3"/>
          <table:table-cell table:number-columns-repeated="1017"/>
        </table:table-row>
        <table:table-row table:style-name="ro5">
          <table:table-cell table:number-columns-repeated="5"/>
          <table:table-cell table:style-name="ce36"/>
          <table:table-cell table:number-columns-repeated="1018"/>
        </table:table-row>
        <table:table-row table:style-name="ro5" table:number-rows-repeated="2">
          <table:table-cell table:number-columns-repeated="3"/>
          <table:table-cell table:style-name="ce38"/>
          <table:table-cell table:number-columns-repeated="1020"/>
        </table:table-row>
        <table:table-row table:style-name="ro5">
          <table:table-cell table:number-columns-repeated="3"/>
          <table:table-cell table:style-name="ce26"/>
          <table:table-cell table:number-columns-repeated="1020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3"/>
          <table:table-cell table:style-name="ce38"/>
          <table:table-cell table:number-columns-repeated="1020"/>
        </table:table-row>
        <table:table-row table:style-name="ro5" table:number-rows-repeated="104817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0">06/20/2015</text:date>, <text:time>08:5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20T08:53:11.83</dc:date>
    <meta:editing-duration>P16DT19H28M10S</meta:editing-duration>
    <meta:editing-cycles>85</meta:editing-cycles>
    <meta:generator>OpenOffice.org/3.4$Win32 OpenOffice.org_project/340m1$Build-9590</meta:generator>
    <meta:document-statistic meta:table-count="3" meta:cell-count="992" meta:object-count="0"/>
  </office:meta>
</office:document-meta>
</file>